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nimal" style:family="table">
      <style:table-properties style:width="17cm" table:align="margins"/>
    </style:style>
    <style:style style:name="Animal.A" style:family="table-column">
      <style:table-column-properties style:column-width="2.429cm" style:rel-column-width="9361*"/>
    </style:style>
    <style:style style:name="Animal.B" style:family="table-column">
      <style:table-column-properties style:column-width="2.429cm" style:rel-column-width="9362*"/>
    </style:style>
    <style:style style:name="Animal.F" style:family="table-column">
      <style:table-column-properties style:column-width="2.429cm" style:rel-column-width="9365*"/>
    </style:style>
    <style:style style:name="Animal.G" style:family="table-column">
      <style:table-column-properties style:column-width="2.429cm" style:rel-column-width="9363*"/>
    </style:style>
    <style:style style:name="Animal.A1" style:family="table-cell">
      <style:table-cell-properties fo:padding="0.097cm" fo:border-left="0.05pt solid #000000" fo:border-right="none" fo:border-top="0.05pt solid #000000" fo:border-bottom="0.05pt solid #000000"/>
    </style:style>
    <style:style style:name="Animal.G1" style:family="table-cell">
      <style:table-cell-properties fo:padding="0.097cm" fo:border="0.05pt solid #000000"/>
    </style:style>
    <style:style style:name="Animal.2" style:family="table-row">
      <style:table-row-properties style:min-row-height="0.838cm"/>
    </style:style>
    <style:style style:name="Animal.A2" style:family="table-cell">
      <style:table-cell-properties fo:padding="0.097cm" fo:border-left="0.05pt solid #000000" fo:border-right="none" fo:border-top="none" fo:border-bottom="0.05pt solid #000000"/>
    </style:style>
    <style:style style:name="Animal.G2" style:family="table-cell">
      <style:table-cell-properties fo:padding="0.097cm" fo:border-left="0.05pt solid #000000" fo:border-right="0.05pt solid #000000" fo:border-top="none" fo:border-bottom="0.05pt solid #000000"/>
    </style:style>
    <style:style style:name="Medical" style:family="table">
      <style:table-properties style:width="17cm" table:align="margins"/>
    </style:style>
    <style:style style:name="Medical.A" style:family="table-column">
      <style:table-column-properties style:column-width="3.401cm" style:rel-column-width="13107*"/>
    </style:style>
    <style:style style:name="Medical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cal.E1" style:family="table-cell">
      <style:table-cell-properties fo:padding="0.097cm" fo:border="0.05pt solid #000000"/>
    </style:style>
    <style:style style:name="Medical.A2" style:family="table-cell">
      <style:table-cell-properties fo:padding="0.097cm" fo:border-left="0.05pt solid #000000" fo:border-right="none" fo:border-top="none" fo:border-bottom="0.05pt solid #000000"/>
    </style:style>
    <style:style style:name="Medical.E2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taire" style:family="table">
      <style:table-properties style:width="17cm" table:align="margins"/>
    </style:style>
    <style:style style:name="Proprietaire.A" style:family="table-column">
      <style:table-column-properties style:column-width="4.498cm" style:rel-column-width="2550*"/>
    </style:style>
    <style:style style:name="Proprietaire.B" style:family="table-column">
      <style:table-column-properties style:column-width="5.701cm" style:rel-column-width="3232*"/>
    </style:style>
    <style:style style:name="Proprietaire.C" style:family="table-column">
      <style:table-column-properties style:column-width="6.802cm" style:rel-column-width="3856*"/>
    </style:style>
    <style:style style:name="Propriet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taire.C1" style:family="table-cell">
      <style:table-cell-properties fo:padding="0.097cm" fo:border="0.05pt solid #000000"/>
    </style:style>
    <style:style style:name="Proprietaire.A2" style:family="table-cell">
      <style:table-cell-properties fo:padding="0.097cm" fo:border-left="0.05pt solid #000000" fo:border-right="none" fo:border-top="none" fo:border-bottom="0.05pt solid #000000"/>
    </style:style>
    <style:style style:name="Proprietaire.C2" style:family="table-cell">
      <style:table-cell-properties fo:padding="0.097cm" fo:border-left="0.05pt solid #000000" fo:border-right="0.05pt solid #000000" fo:border-top="none" fo:border-bottom="0.05pt solid #000000"/>
    </style:style>
    <style:style style:name="Adresse" style:family="table">
      <style:table-properties style:width="17cm" table:align="margins"/>
    </style:style>
    <style:style style:name="Adresse.A" style:family="table-column">
      <style:table-column-properties style:column-width="5.667cm" style:rel-column-width="21845*"/>
    </style:style>
    <style:style style:name="Adresse.A1" style:family="table-cell">
      <style:table-cell-properties fo:padding="0.097cm" fo:border-left="0.05pt solid #000000" fo:border-right="none" fo:border-top="0.05pt solid #000000" fo:border-bottom="0.05pt solid #000000"/>
    </style:style>
    <style:style style:name="Adresse.C1" style:family="table-cell">
      <style:table-cell-properties fo:padding="0.097cm" fo:border="0.05pt solid #000000"/>
    </style:style>
    <style:style style:name="Adresse.A2" style:family="table-cell">
      <style:table-cell-properties fo:padding="0.097cm" fo:border-left="0.05pt solid #000000" fo:border-right="none" fo:border-top="none" fo:border-bottom="0.05pt solid #000000"/>
    </style:style>
    <style:style style:name="Adress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une" style:family="table">
      <style:table-properties style:width="17cm" table:align="margins"/>
    </style:style>
    <style:style style:name="Commune.A" style:family="table-column">
      <style:table-column-properties style:column-width="4.249cm" style:rel-column-width="16383*"/>
    </style:style>
    <style:style style:name="Commune.D" style:family="table-column">
      <style:table-column-properties style:column-width="4.251cm" style:rel-column-width="16386*"/>
    </style:style>
    <style:style style:name="Commun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une.D1" style:family="table-cell">
      <style:table-cell-properties fo:padding="0.097cm" fo:border="0.05pt solid #000000"/>
    </style:style>
    <style:style style:name="Commune.A2" style:family="table-cell">
      <style:table-cell-properties fo:padding="0.097cm" fo:border-left="0.05pt solid #000000" fo:border-right="none" fo:border-top="none" fo:border-bottom="0.05pt solid #000000"/>
    </style:style>
    <style:style style:name="Commun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3e501" officeooo:paragraph-rsid="0003e501"/>
    </style:style>
    <style:style style:name="P3" style:family="paragraph" style:parent-style-name="Standard">
      <style:text-properties officeooo:rsid="0003f4d3" officeooo:paragraph-rsid="0003f4d3"/>
    </style:style>
    <style:style style:name="P4" style:family="paragraph" style:parent-style-name="Standard">
      <style:text-properties officeooo:rsid="0003f4d3" officeooo:paragraph-rsid="0003e501"/>
    </style:style>
    <style:style style:name="P5" style:family="paragraph" style:parent-style-name="Text_20_body">
      <style:text-properties officeooo:rsid="00001015" officeooo:paragraph-rsid="00001015"/>
    </style:style>
    <style:style style:name="P6" style:family="paragraph" style:parent-style-name="Text_20_body">
      <style:text-properties officeooo:rsid="00034b06" officeooo:paragraph-rsid="00034b06"/>
    </style:style>
    <style:style style:name="P7" style:family="paragraph" style:parent-style-name="Text_20_body">
      <style:text-properties officeooo:rsid="0003e501" officeooo:paragraph-rsid="0003e501"/>
    </style:style>
    <style:style style:name="P8" style:family="paragraph" style:parent-style-name="Table_20_Contents">
      <style:text-properties officeooo:rsid="00001015" officeooo:paragraph-rsid="00001015"/>
    </style:style>
    <style:style style:name="P9" style:family="paragraph" style:parent-style-name="Table_20_Contents">
      <style:text-properties fo:color="#cc0000" fo:font-weight="bold" officeooo:rsid="00001015" officeooo:paragraph-rsid="00001015" fo:background-color="#ffff00" style:font-weight-asian="bold" style:font-weight-complex="bold"/>
    </style:style>
    <style:style style:name="P10" style:family="paragraph" style:parent-style-name="Table_20_Contents">
      <style:text-properties fo:color="#ff0000" fo:font-weight="bold" officeooo:rsid="00001015" officeooo:paragraph-rsid="00001015" fo:background-color="#ffff00" style:font-weight-asian="bold" style:font-weight-complex="bold"/>
    </style:style>
    <style:style style:name="P11" style:family="paragraph" style:parent-style-name="Table_20_Contents">
      <style:text-properties fo:color="#000000" fo:font-weight="normal" fo:background-color="#ffff00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0001015" officeooo:paragraph-rsid="00001015" fo:background-color="#ffff00" style:font-weight-asian="normal" style:font-weight-complex="normal"/>
    </style:style>
    <style:style style:name="P13" style:family="paragraph" style:parent-style-name="Standard">
      <style:text-properties officeooo:rsid="0003f4d3" officeooo:paragraph-rsid="0003f4d3"/>
    </style:style>
    <style:style style:name="P14" style:family="paragraph" style:parent-style-name="Standard">
      <style:text-properties officeooo:rsid="0003f4d3" officeooo:paragraph-rsid="000baa27"/>
    </style:style>
    <style:style style:name="P15" style:family="paragraph" style:parent-style-name="Standard">
      <style:text-properties officeooo:rsid="0003f4d3" officeooo:paragraph-rsid="000bbfce"/>
    </style:style>
    <style:style style:name="P16" style:family="paragraph" style:parent-style-name="Table_20_Contents">
      <style:text-properties officeooo:rsid="00001015" officeooo:paragraph-rsid="00001015" fo:background-color="#ffff00"/>
    </style:style>
    <style:style style:name="P17" style:family="paragraph" style:parent-style-name="Table_20_Contents">
      <style:text-properties fo:color="#ff3333" fo:font-weight="bold" officeooo:rsid="000baa27" officeooo:paragraph-rsid="000baa27" style:font-weight-asian="bold" style:font-weight-complex="bold"/>
    </style:style>
    <style:style style:name="P18" style:family="paragraph" style:parent-style-name="Table_20_Contents">
      <style:text-properties fo:color="#ff3333" fo:font-weight="bold" officeooo:rsid="00001015" officeooo:paragraph-rsid="00001015" style:font-weight-asian="bold" style:font-weight-complex="bold"/>
    </style:style>
    <style:style style:name="T1" style:family="text">
      <style:text-properties officeooo:rsid="00001015"/>
    </style:style>
    <style:style style:name="T2" style:family="text">
      <style:text-properties officeooo:rsid="00072a88"/>
    </style:style>
    <style:style style:name="T3" style:family="text">
      <style:text-properties officeooo:rsid="0009acac"/>
    </style:style>
    <style:style style:name="T4" style:family="text">
      <style:text-properties officeooo:rsid="000baa27"/>
    </style:style>
    <style:style style:name="T5" style:family="text">
      <style:text-properties officeooo:rsid="000bbfce"/>
    </style:style>
    <style:style style:name="T6" style:family="text">
      <style:text-properties officeooo:rsid="000d3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imal :</text:p>
      <table:table table:name="Animal" table:style-name="Animal">
        <table:table-column table:style-name="Animal.A"/>
        <table:table-column table:style-name="Animal.B"/>
        <table:table-column table:style-name="Animal.A"/>
        <table:table-column table:style-name="Animal.B"/>
        <table:table-column table:style-name="Animal.A"/>
        <table:table-column table:style-name="Animal.F"/>
        <table:table-column table:style-name="Animal.G"/>
        <table:table-row>
          <table:table-cell table:style-name="Animal.A1" office:value-type="string">
            <text:p text:style-name="P11">I<text:span text:style-name="T1">DAnimal</text:span></text:p>
          </table:table-cell>
          <table:table-cell table:style-name="Animal.A1" office:value-type="string">
            <text:p text:style-name="P8">NomAnimal</text:p>
          </table:table-cell>
          <table:table-cell table:style-name="Animal.A1" office:value-type="string">
            <text:p text:style-name="P8">Espece</text:p>
          </table:table-cell>
          <table:table-cell table:style-name="Animal.A1" office:value-type="string">
            <text:p text:style-name="P8">Sexe</text:p>
          </table:table-cell>
          <table:table-cell table:style-name="Animal.A1" office:value-type="string">
            <text:p text:style-name="P8">Couleur</text:p>
          </table:table-cell>
          <table:table-cell table:style-name="Animal.A1" office:value-type="string">
            <text:p text:style-name="P8">AnneNaissance</text:p>
          </table:table-cell>
          <table:table-cell table:style-name="Animal.G1" office:value-type="string">
            <text:p text:style-name="P17">Telephone</text:p>
          </table:table-cell>
        </table:table-row>
        <table:table-row table:style-name="Animal.2">
          <table:table-cell table:style-name="Animal.A2" office:value-type="string">
            <text:p text:style-name="P12">123</text:p>
          </table:table-cell>
          <table:table-cell table:style-name="Animal.A2" office:value-type="string">
            <text:p text:style-name="P8">Pluto</text:p>
          </table:table-cell>
          <table:table-cell table:style-name="Animal.A2" office:value-type="string">
            <text:p text:style-name="P8">Chien</text:p>
          </table:table-cell>
          <table:table-cell table:style-name="Animal.A2" office:value-type="string">
            <text:p text:style-name="P8">M</text:p>
          </table:table-cell>
          <table:table-cell table:style-name="Animal.A2" office:value-type="string">
            <text:p text:style-name="P8">Noir</text:p>
          </table:table-cell>
          <table:table-cell table:style-name="Animal.A2" office:value-type="string">
            <text:p text:style-name="P8">2013</text:p>
          </table:table-cell>
          <table:table-cell table:style-name="Animal.G2" office:value-type="string">
            <text:p text:style-name="P17">66769</text:p>
          </table:table-cell>
        </table:table-row>
      </table:table>
      <text:p text:style-name="P7">CREATE TABLE Animal</text:p>
      <text:p text:style-name="P7">(IDAnimal INT, NomAnimal VARCHAR(100), Espece VARCHAR(100), Sexe VARCHAR(1), Couleut VARCHAR(100), AnneNaissance INT, <text:span text:style-name="T4">Proprietaire INT</text:span>)</text:p>
      <text:p text:style-name="P6">Alter Table Animal ADD Constraint pkID_Animal Primary Key(IDAnimal) </text:p>
      <text:p text:style-name="P14">Alter Table <text:span text:style-name="T4">Animal</text:span> ADD Constraint fk<text:span text:style-name="T4">Telephone</text:span>_<text:span text:style-name="T4">Proprietaire</text:span>_Animal Foreign Key <text:span text:style-name="T4">(Telephone</text:span>) References <text:span text:style-name="T4">Proprietaire</text:span>(<text:span text:style-name="T4">Telephone</text:span>)</text:p>
      <text:p text:style-name="P5"/>
      <text:p text:style-name="P5">Medical</text:p>
      <table:table table:name="Medical" table:style-name="Medical">
        <table:table-column table:style-name="Medical.A" table:number-columns-repeated="5"/>
        <table:table-row>
          <table:table-cell table:style-name="Medical.A1" office:value-type="string">
            <text:p text:style-name="P10">IDAnimal</text:p>
          </table:table-cell>
          <table:table-cell table:style-name="Medical.A1" office:value-type="string">
            <text:p text:style-name="P8">Sterilise</text:p>
          </table:table-cell>
          <table:table-cell table:style-name="Medical.A1" office:value-type="string">
            <text:p text:style-name="P8">Vaccin1</text:p>
          </table:table-cell>
          <table:table-cell table:style-name="Medical.A1" office:value-type="string">
            <text:p text:style-name="P8">Vaccin2</text:p>
          </table:table-cell>
          <table:table-cell table:style-name="Medical.E1" office:value-type="string">
            <text:p text:style-name="P8">Vaccin3</text:p>
          </table:table-cell>
        </table:table-row>
        <table:table-row>
          <table:table-cell table:style-name="Medical.A2" office:value-type="string">
            <text:p text:style-name="P10">123</text:p>
          </table:table-cell>
          <table:table-cell table:style-name="Medical.A2" office:value-type="string">
            <text:p text:style-name="P8">Oui</text:p>
          </table:table-cell>
          <table:table-cell table:style-name="Medical.A2" office:value-type="string">
            <text:p text:style-name="P8">2013</text:p>
          </table:table-cell>
          <table:table-cell table:style-name="Medical.A2" office:value-type="string">
            <text:p text:style-name="P8">2014</text:p>
          </table:table-cell>
          <table:table-cell table:style-name="Medical.E2" office:value-type="string">
            <text:p text:style-name="Table_20_Contents"/>
          </table:table-cell>
        </table:table-row>
      </table:table>
      <text:p text:style-name="P2">CREATE TABLE Medical</text:p>
      <text:p text:style-name="P2"/>
      <text:p text:style-name="P2">(IDAnimal INT, Sterilise VARCHAR(3), Vaccin1 INT, Vaccin2 INT, Vaccin3 INT)</text:p>
      <text:p text:style-name="Standard"/>
      <text:p text:style-name="P2">Alter Table Medical ADD Constraint pkID_Medical Primary Key(IDAnimal)</text:p>
      <text:p text:style-name="P2"/>
      <text:p text:style-name="P3">Alter Table Medical ADD Constraint fkID_Medical_Animal Foreign Key (IDAnimal) References Animal(IDAnimal) On Delete Cascade</text:p>
      <text:p text:style-name="P3"/>
      <text:p text:style-name="Standard"/>
      <text:p text:style-name="P1">Proprietaire</text:p>
      <text:p text:style-name="P1"/>
      <table:table table:name="Proprietaire" table:style-name="Proprietaire">
        <table:table-column table:style-name="Proprietaire.A"/>
        <table:table-column table:style-name="Proprietaire.B"/>
        <table:table-column table:style-name="Proprietaire.C"/>
        <table:table-row>
          <table:table-cell table:style-name="Proprietaire.A1" office:value-type="string">
            <text:p text:style-name="P16">Telephone</text:p>
          </table:table-cell>
          <table:table-cell table:style-name="Proprietaire.A1" office:value-type="string">
            <text:p text:style-name="P8">Nom</text:p>
          </table:table-cell>
          <table:table-cell table:style-name="Proprietaire.C1" office:value-type="string">
            <text:p text:style-name="P8">Prenom</text:p>
          </table:table-cell>
        </table:table-row>
        <table:table-row>
          <table:table-cell table:style-name="Proprietaire.A2" office:value-type="string">
            <text:p text:style-name="P16">66769</text:p>
          </table:table-cell>
          <table:table-cell table:style-name="Proprietaire.A2" office:value-type="string">
            <text:p text:style-name="P8">Dupont</text:p>
          </table:table-cell>
          <table:table-cell table:style-name="Proprietaire.C2" office:value-type="string">
            <text:p text:style-name="P8">Marie</text:p>
          </table:table-cell>
        </table:table-row>
      </table:table>
      <text:p text:style-name="P2">CREATE TABLE Proprietaire</text:p>
      <text:p text:style-name="P2"/>
      <text:p text:style-name="P2">(Telephone INT, Nom VARCHAR(100), Prenom VARCHAR(100))</text:p>
      <text:p text:style-name="P2"/>
      <text:p text:style-name="P2">Alter Table Proprietaire ADD Constraint pk<text:span text:style-name="T2">ID</text:span>_Proprietaire Primary Key(<text:span text:style-name="T4">Telephone</text:span>)</text:p>
      <text:p text:style-name="P4"/>
      <text:p text:style-name="P1"/>
      <text:p text:style-name="P1">Adresse</text:p>
      <text:p text:style-name="P1"/>
      <table:table table:name="Adresse" table:style-name="Adresse">
        <table:table-column table:style-name="Adresse.A" table:number-columns-repeated="3"/>
        <table:table-row>
          <table:table-cell table:style-name="Adresse.A1" office:value-type="string">
            <text:p text:style-name="P9">Telephone</text:p>
          </table:table-cell>
          <table:table-cell table:style-name="Adresse.A1" office:value-type="string">
            <text:p text:style-name="P8">Rue</text:p>
          </table:table-cell>
          <table:table-cell table:style-name="Adresse.C1" office:value-type="string">
            <text:p text:style-name="P18">CodePostal</text:p>
          </table:table-cell>
        </table:table-row>
        <table:table-row>
          <table:table-cell table:style-name="Adresse.A2" office:value-type="string">
            <text:p text:style-name="P9">66769</text:p>
          </table:table-cell>
          <table:table-cell table:style-name="Adresse.A2" office:value-type="string">
            <text:p text:style-name="P8">Neuve</text:p>
          </table:table-cell>
          <table:table-cell table:style-name="Adresse.C2" office:value-type="string">
            <text:p text:style-name="P18">33400</text:p>
          </table:table-cell>
        </table:table-row>
      </table:table>
      <text:p text:style-name="P2">CREATE TABLE Adresse</text:p>
      <text:p text:style-name="P2"/>
      <text:p text:style-name="P2">(Telephone INT, Rue VARCHAR(100), CodePostal INT)</text:p>
      <text:p text:style-name="P1"/>
      <text:p text:style-name="P3">Alter Table Adresse ADD Constraint pkTelephone_Adresse Primary Key(Telephone)</text:p>
      <text:p text:style-name="P3"><text:soft-page-break/></text:p>
      <text:p text:style-name="P3">Alter Table Adresse ADD Constraint fkTelephone_Adresse_Proprietaire Foreign Key (Telephone) References Proprietaire(Telephone) On Delete Cascade</text:p>
      <text:p text:style-name="P3"/>
      <text:p text:style-name="P15">Alter Table Adresse ADD Constraint fk<text:span text:style-name="T5">CodePostal</text:span>_Adresse_<text:span text:style-name="T5">Commune</text:span> Foreign Key (<text:span text:style-name="T5">CodePostal</text:span>) References <text:span text:style-name="T5">Commune</text:span>(<text:span text:style-name="T5">CodePostal</text:span>) On Delete Cascade</text:p>
      <text:p text:style-name="P15"/>
      <text:p text:style-name="P1"/>
      <text:p text:style-name="P1">Commune</text:p>
      <text:p text:style-name="P1"/>
      <table:table table:name="Commune" table:style-name="Commune">
        <table:table-column table:style-name="Commune.A" table:number-columns-repeated="3"/>
        <table:table-column table:style-name="Commune.D"/>
        <table:table-row>
          <table:table-cell table:style-name="Commune.A1" office:value-type="string">
            <text:p text:style-name="P12">CodePostal</text:p>
          </table:table-cell>
          <table:table-cell table:style-name="Commune.A1" office:value-type="string">
            <text:p text:style-name="P8">NomCommune</text:p>
          </table:table-cell>
          <table:table-cell table:style-name="Commune.A1" office:value-type="string">
            <text:p text:style-name="P8">NbHabitants</text:p>
          </table:table-cell>
          <table:table-cell table:style-name="Commune.D1" office:value-type="string">
            <text:p text:style-name="P8">CodeDepartement</text:p>
          </table:table-cell>
        </table:table-row>
        <table:table-row>
          <table:table-cell table:style-name="Commune.A2" office:value-type="string">
            <text:p text:style-name="P12">33400</text:p>
          </table:table-cell>
          <table:table-cell table:style-name="Commune.A2" office:value-type="string">
            <text:p text:style-name="P8">Talence</text:p>
          </table:table-cell>
          <table:table-cell table:style-name="Commune.A2" office:value-type="string">
            <text:p text:style-name="P8">41 000</text:p>
          </table:table-cell>
          <table:table-cell table:style-name="Commune.D2" office:value-type="string">
            <text:p text:style-name="P8">33</text:p>
          </table:table-cell>
        </table:table-row>
      </table:table>
      <text:p text:style-name="P2">CREATE TABLE Commune</text:p>
      <text:p text:style-name="P2"/>
      <text:p text:style-name="P2">(CodePostal INT, NomCommune VARCHAR(100), NbHabitants INT, CodeDepartement INT)</text:p>
      <text:p text:style-name="P2"/>
      <text:p text:style-name="P3">Alter Table Commune ADD Constraint pkCodePostal_Commune Primary Key(CodePostal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11:12.846492069</meta:creation-date>
    <meta:editing-duration>PT41M9S</meta:editing-duration>
    <meta:editing-cycles>8</meta:editing-cycles>
    <meta:generator>LibreOffice/5.2.5.1$Linux_X86_64 LibreOffice_project/20m0$Build-1</meta:generator>
    <dc:date>2017-03-08T10:21:00.142653733</dc:date>
    <meta:document-statistic meta:table-count="5" meta:image-count="0" meta:object-count="0" meta:page-count="2" meta:paragraph-count="67" meta:word-count="202" meta:character-count="1710" meta:non-whitespace-character-count="1574"/>
  </office:meta>
</office:document-meta>
</file>